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Lohit Devanagari1" svg:font-family="'Lohit Devanagari'"/>
    <style:font-face style:name="PT Serif" svg:font-family="'PT Serif', 'Noto Sans Armenian', 'Noto Sans Bengali', 'Noto Sans Cherokee', 'Noto Sans Devanagari', 'Noto Sans Ethiopic', 'Noto Sans Georgian', 'Noto Sans Hebrew', 'Noto Sans Kannada', 'Noto Sans Khmer', 'Noto Sans Lao', 'Noto Sans Osmanya', 'Noto Sans Tamil', 'Noto Sans Telugu', 'Noto Sans Thai', serif"/>
    <style:font-face style:name="Times New Roman" svg:font-family="'Times New Roman'"/>
    <style:font-face style:name="apple-system" svg:font-family="apple-system, BlinkMacSystemFont, 'Segoe UI',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37249b"/>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3a1c83"/>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382a49" officeooo:paragraph-rsid="00382a49"/>
    </style:style>
    <style:style style:name="P5" style:family="paragraph" style:parent-style-name="Text_20_body">
      <style:paragraph-properties fo:margin-left="0cm" fo:margin-right="0cm" fo:orphans="2" fo:widows="2" fo:text-indent="0cm" style:auto-text-indent="false"/>
      <style:text-properties fo:font-variant="normal" fo:text-transform="none" fo:color="#ce181e" style:font-name="Times New Roman" fo:font-size="18pt" fo:letter-spacing="normal" fo:font-style="normal" fo:font-weight="normal" officeooo:rsid="0038abee" officeooo:paragraph-rsid="0038abee" style:font-size-asian="15.75pt" style:font-size-complex="18pt"/>
    </style:style>
    <style:style style:name="P6"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style:font-name="Liberation Serif" fo:font-size="14pt" fo:letter-spacing="normal" fo:font-style="normal" fo:font-weight="normal" style:font-size-asian="14pt" style:font-size-complex="14pt"/>
    </style:style>
    <style:style style:name="P7"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318898" officeooo:paragraph-rsid="00318898" style:font-size-asian="14pt" style:font-style-asian="normal" style:font-weight-asian="normal" style:font-size-complex="14pt" style:font-style-complex="normal" style:font-weight-complex="normal"/>
    </style:style>
    <style:style style:name="P8"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Times New Roman" fo:font-size="14pt" fo:letter-spacing="normal" fo:font-style="normal" fo:font-weight="bold" officeooo:rsid="00318898" officeooo:paragraph-rsid="00318898" style:font-size-asian="14pt" style:font-style-asian="normal" style:font-weight-asian="bold" style:font-size-complex="14pt" style:font-style-complex="normal" style:font-weight-complex="bold"/>
    </style:style>
    <style:style style:name="P9"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italic" fo:font-weight="normal" officeooo:rsid="001ec90b" officeooo:paragraph-rsid="001ec90b" style:font-size-asian="14pt" style:font-style-asian="italic" style:font-weight-asian="normal" style:font-size-complex="14pt" style:font-style-complex="italic" style:font-weight-complex="normal"/>
    </style:style>
    <style:style style:name="P10"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87b41" officeooo:paragraph-rsid="00287b41" style:font-size-asian="14pt" style:font-style-asian="normal" style:font-weight-asian="normal" style:font-size-complex="14pt" style:font-style-complex="normal" style:font-weight-complex="normal"/>
    </style:style>
    <style:style style:name="P11"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a1a80" officeooo:paragraph-rsid="002a1a80" style:font-size-asian="14pt" style:font-style-asian="normal" style:font-weight-asian="normal" style:font-size-complex="14pt" style:font-style-complex="normal" style:font-weight-complex="normal"/>
    </style:style>
    <style:style style:name="P12"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a2c02" officeooo:paragraph-rsid="002a2c02" style:font-size-asian="14pt" style:font-style-asian="normal" style:font-weight-asian="normal" style:font-size-complex="14pt" style:font-style-complex="normal" style:font-weight-complex="normal"/>
    </style:style>
    <style:style style:name="P13"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adb5b" officeooo:paragraph-rsid="002adb5b" style:font-size-asian="14pt" style:font-style-asian="normal" style:font-weight-asian="normal" style:font-size-complex="14pt" style:font-style-complex="normal" style:font-weight-complex="normal"/>
    </style:style>
    <style:style style:name="P1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bc0bf" officeooo:paragraph-rsid="002bc0bf" style:font-size-asian="14pt" style:font-style-asian="normal" style:font-weight-asian="normal" style:font-size-complex="14pt" style:font-style-complex="normal" style:font-weight-complex="normal"/>
    </style:style>
    <style:style style:name="P15"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eb0e4" officeooo:paragraph-rsid="003089a4" style:font-size-asian="14pt" style:font-style-asian="normal" style:font-weight-asian="normal" style:font-size-complex="14pt" style:font-style-complex="normal" style:font-weight-complex="normal"/>
    </style:style>
    <style:style style:name="P16"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318898" officeooo:paragraph-rsid="00318898" style:font-size-asian="14pt" style:font-style-asian="normal" style:font-weight-asian="normal" style:font-size-complex="14pt" style:font-style-complex="normal" style:font-weight-complex="normal"/>
    </style:style>
    <style:style style:name="P17"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2a2c02" style:font-size-asian="14pt" style:font-size-complex="14pt"/>
    </style:style>
    <style:style style:name="P18"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2eb0e4" officeooo:paragraph-rsid="003089a4" style:font-size-asian="14pt" style:font-style-asian="normal" style:font-weight-asian="bold" style:font-size-complex="14pt" style:font-style-complex="normal" style:font-weight-complex="bold"/>
    </style:style>
    <style:style style:name="P19"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318898" officeooo:paragraph-rsid="00318898" style:font-size-asian="14pt" style:font-style-asian="normal" style:font-weight-asian="bold" style:font-size-complex="14pt" style:font-style-complex="normal" style:font-weight-complex="bold"/>
    </style:style>
    <style:style style:name="P20"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officeooo:paragraph-rsid="002adb5b"/>
    </style:style>
    <style:style style:name="P21"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weight="normal" officeooo:paragraph-rsid="001ec90b" style:font-size-asian="14pt" style:font-size-complex="14pt"/>
    </style:style>
    <style:style style:name="P22"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weight="normal" officeooo:rsid="001ec90b" officeooo:paragraph-rsid="001ec90b" style:font-size-asian="14pt" style:font-weight-asian="normal" style:font-size-complex="14pt" style:font-weight-complex="normal"/>
    </style:style>
    <style:style style:name="P23"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weight="normal" officeooo:rsid="001f305d" officeooo:paragraph-rsid="001f305d" style:font-size-asian="14pt" style:font-weight-asian="normal" style:font-size-complex="14pt" style:font-weight-complex="normal"/>
    </style:style>
    <style:style style:name="P2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weight="bold" officeooo:rsid="001ec90b" officeooo:paragraph-rsid="001ec90b" style:font-size-asian="14pt" style:font-weight-asian="bold" style:font-size-complex="14pt" style:font-weight-complex="bold"/>
    </style:style>
    <style:style style:name="P25"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italic" fo:font-weight="normal" officeooo:rsid="002044db" officeooo:paragraph-rsid="002044db" style:font-size-asian="14pt" style:font-style-asian="italic" style:font-weight-asian="normal" style:font-size-complex="14pt" style:font-style-complex="italic" style:font-weight-complex="normal"/>
    </style:style>
    <style:style style:name="P26"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italic" fo:font-weight="normal" officeooo:rsid="00265415" officeooo:paragraph-rsid="00265415" style:font-size-asian="14pt" style:font-style-asian="italic" style:font-weight-asian="normal" style:font-size-complex="14pt" style:font-style-complex="italic" style:font-weight-complex="normal"/>
    </style:style>
    <style:style style:name="P27"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044db" officeooo:paragraph-rsid="002044db" style:font-size-asian="14pt" style:font-style-asian="normal" style:font-weight-asian="normal" style:font-size-complex="14pt" style:font-style-complex="normal" style:font-weight-complex="normal"/>
    </style:style>
    <style:style style:name="P28"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1a6fb" officeooo:paragraph-rsid="0021a6fb" style:font-size-asian="14pt" style:font-style-asian="normal" style:font-weight-asian="normal" style:font-size-complex="14pt" style:font-style-complex="normal" style:font-weight-complex="normal"/>
    </style:style>
    <style:style style:name="P29"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34eca" officeooo:paragraph-rsid="00234eca" style:font-size-asian="14pt" style:font-style-asian="normal" style:font-weight-asian="normal" style:font-size-complex="14pt" style:font-style-complex="normal" style:font-weight-complex="normal"/>
    </style:style>
    <style:style style:name="P30"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60207" officeooo:paragraph-rsid="00260207" style:font-size-asian="14pt" style:font-style-asian="normal" style:font-weight-asian="normal" style:font-size-complex="14pt" style:font-style-complex="normal" style:font-weight-complex="normal"/>
    </style:style>
    <style:style style:name="P31"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65415" officeooo:paragraph-rsid="00265415" style:font-size-asian="14pt" style:font-style-asian="normal" style:font-weight-asian="normal" style:font-size-complex="14pt" style:font-style-complex="normal" style:font-weight-complex="normal"/>
    </style:style>
    <style:style style:name="P32"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353e21" officeooo:paragraph-rsid="00353e21" style:font-size-asian="14pt" style:font-style-asian="normal" style:font-weight-asian="normal" style:font-size-complex="14pt" style:font-style-complex="normal" style:font-weight-complex="normal"/>
    </style:style>
    <style:style style:name="P33"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bold" officeooo:rsid="00265415" officeooo:paragraph-rsid="00265415" style:font-size-asian="14pt" style:font-style-asian="normal" style:font-weight-asian="bold" style:font-size-complex="14pt" style:font-style-complex="normal" style:font-weight-complex="bold"/>
    </style:style>
    <style:style style:name="P34"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style:font-name="Liberation Serif" fo:font-size="14pt" fo:letter-spacing="normal" fo:font-style="normal" fo:font-weight="normal" style:font-size-asian="14pt" style:font-size-complex="14pt"/>
    </style:style>
    <style:style style:name="P35" style:family="paragraph" style:parent-style-name="Text_20_body" style:list-style-name="L1">
      <style:paragraph-properties fo:margin-top="0cm" fo:margin-bottom="0.318cm" loext:contextual-spacing="false" fo:text-align="start" style:justify-single-word="false" fo:orphans="2" fo:widows="2" fo:padding="0cm" fo:border="none"/>
      <style:text-properties fo:font-variant="normal" fo:text-transform="none" style:font-name="Liberation Serif" fo:font-size="14pt" fo:letter-spacing="normal" fo:font-style="normal" fo:font-weight="normal" style:font-size-asian="14pt" style:font-size-complex="14pt"/>
    </style:style>
    <style:style style:name="P36" style:family="paragraph" style:parent-style-name="Standard">
      <style:text-properties style:font-name="Liberation Serif" fo:font-size="14pt" style:font-size-asian="14pt" style:font-size-complex="14pt"/>
    </style:style>
    <style:style style:name="P37" style:family="paragraph" style:parent-style-name="Standard">
      <style:text-properties style:font-name="Liberation Serif" fo:font-size="14pt" officeooo:rsid="001cdb87" officeooo:paragraph-rsid="001cdb87" style:font-size-asian="14pt" style:font-size-complex="14pt"/>
    </style:style>
    <style:style style:name="P38" style:family="paragraph" style:parent-style-name="Standard">
      <style:text-properties style:font-name="Liberation Serif" fo:font-size="14pt" fo:font-weight="normal" officeooo:paragraph-rsid="001cdb87" style:font-size-asian="14pt" style:font-size-complex="14pt"/>
    </style:style>
    <style:style style:name="P39" style:family="paragraph" style:parent-style-name="Standard">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weight="normal" officeooo:paragraph-rsid="002eb0e4"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382a49" style:font-weight-asian="bold" style:font-weight-complex="bold"/>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officeooo:rsid="001cdb87"/>
    </style:style>
    <style:style style:name="T6" style:family="text">
      <style:text-properties fo:font-variant="normal" fo:text-transform="none" fo:letter-spacing="normal" fo:font-style="normal" officeooo:rsid="001ec90b"/>
    </style:style>
    <style:style style:name="T7" style:family="text">
      <style:text-properties fo:font-variant="normal" fo:text-transform="none" fo:letter-spacing="normal" fo:font-style="normal" officeooo:rsid="001f305d"/>
    </style:style>
    <style:style style:name="T8" style:family="text">
      <style:text-properties fo:font-variant="normal" fo:text-transform="none" fo:letter-spacing="normal" fo:font-style="normal" fo:font-weight="bold" officeooo:rsid="001cdb87" style:font-weight-asian="bold" style:font-weight-complex="bold"/>
    </style:style>
    <style:style style:name="T9" style:family="text">
      <style:text-properties fo:font-variant="normal" fo:text-transform="none" fo:letter-spacing="normal" officeooo:rsid="0021a6fb"/>
    </style:style>
    <style:style style:name="T10" style:family="text">
      <style:text-properties fo:font-variant="normal" fo:text-transform="none" fo:letter-spacing="normal" officeooo:rsid="002a2c02"/>
    </style:style>
    <style:style style:name="T11" style:family="text">
      <style:text-properties fo:font-variant="normal" fo:text-transform="none" fo:letter-spacing="normal" officeooo:rsid="00234eca"/>
    </style:style>
    <style:style style:name="T12" style:family="text">
      <style:text-properties fo:font-variant="normal" fo:text-transform="none" fo:letter-spacing="normal" officeooo:rsid="00265415"/>
    </style:style>
    <style:style style:name="T13" style:family="text">
      <style:text-properties fo:font-variant="normal" fo:text-transform="none" fo:letter-spacing="normal" officeooo:rsid="00287b41"/>
    </style:style>
    <style:style style:name="T14" style:family="text">
      <style:text-properties fo:font-variant="normal" fo:text-transform="none" fo:letter-spacing="normal" fo:font-style="italic" style:font-style-asian="italic" style:font-style-complex="italic"/>
    </style:style>
    <style:style style:name="T15" style:family="text">
      <style:text-properties fo:font-variant="normal" fo:text-transform="none" fo:color="#000000" style:font-name="Liberation Serif" fo:font-size="14pt" fo:letter-spacing="normal" fo:font-style="normal" fo:font-weight="normal" officeooo:rsid="002adb5b" style:font-size-asian="14pt" style:font-style-asian="normal" style:font-weight-asian="normal" style:font-size-complex="14pt" style:font-style-complex="normal" style:font-weight-complex="normal"/>
    </style:style>
    <style:style style:name="T16" style:family="text">
      <style:text-properties fo:font-variant="normal" fo:text-transform="none" fo:color="#222222" style:font-name="apple-system" fo:font-size="12pt" fo:letter-spacing="normal" fo:font-style="normal" fo:font-weight="normal"/>
    </style:style>
    <style:style style:name="T17" style:family="text">
      <style:text-properties fo:font-variant="normal" fo:text-transform="none" fo:color="#222222" style:font-name="apple-system" fo:font-size="12pt" fo:letter-spacing="normal" fo:font-style="normal" fo:font-weight="normal" officeooo:rsid="002adb5b"/>
    </style:style>
    <style:style style:name="T18" style:family="text">
      <style:text-properties officeooo:rsid="001cdb87" style:font-weight-asian="normal" style:font-weight-complex="normal"/>
    </style:style>
    <style:style style:name="T19" style:family="text">
      <style:text-properties style:font-name="Liberation Serif"/>
    </style:style>
    <style:style style:name="T20" style:family="text">
      <style:text-properties style:font-name="Liberation Serif" fo:font-size="9.80000019073486pt"/>
    </style:style>
    <style:style style:name="T21" style:family="text">
      <style:text-properties style:font-name="Liberation Serif" style:font-size-asian="14pt" style:font-size-complex="14pt"/>
    </style:style>
    <style:style style:name="T22" style:family="text">
      <style:text-properties style:font-name="Liberation Serif" officeooo:rsid="003a1c83" style:font-size-asian="14pt" style:font-size-complex="14pt"/>
    </style:style>
    <style:style style:name="T23" style:family="text">
      <style:text-properties officeooo:rsid="00287b41"/>
    </style:style>
    <style:style style:name="T24" style:family="text">
      <style:text-properties officeooo:rsid="002a1a80"/>
    </style:style>
    <style:style style:name="T25" style:family="text">
      <style:text-properties fo:font-style="italic" style:font-style-asian="italic" style:font-style-complex="italic"/>
    </style:style>
    <style:style style:name="T26" style:family="text">
      <style:text-properties fo:font-style="italic" officeooo:rsid="002a1a80" style:font-style-asian="italic" style:font-style-complex="italic"/>
    </style:style>
    <style:style style:name="T27" style:family="text">
      <style:text-properties fo:font-style="italic" officeooo:rsid="002a2c02" style:font-style-asian="italic" style:font-weight-asian="normal" style:font-style-complex="italic"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officeooo:rsid="002a2c02"/>
    </style:style>
    <style:style style:name="T30" style:family="text">
      <style:text-properties officeooo:rsid="002a2c02" style:font-style-asian="normal" style:font-weight-asian="normal" style:font-style-complex="normal" style:font-weight-complex="normal"/>
    </style:style>
    <style:style style:name="T31" style:family="text">
      <style:text-properties officeooo:rsid="002bc0bf"/>
    </style:style>
    <style:style style:name="T32" style:family="text">
      <style:text-properties officeooo:rsid="002f2e16"/>
    </style:style>
    <style:style style:name="T33" style:family="text">
      <style:text-properties officeooo:rsid="00327908"/>
    </style:style>
    <style:style style:name="T34" style:family="text">
      <style:text-properties officeooo:rsid="0033a6f4"/>
    </style:style>
    <style:style style:name="T35" style:family="text">
      <style:text-properties officeooo:rsid="00353e21"/>
    </style:style>
    <style:style style:name="T36" style:family="text">
      <style:text-properties officeooo:rsid="0037249b"/>
    </style:style>
    <style:style style:name="T37" style:family="text">
      <style:text-properties officeooo:rsid="0037c217"/>
    </style:style>
    <style:style style:name="T38" style:family="text">
      <style:text-properties officeooo:rsid="00382a49"/>
    </style:style>
    <style:style style:name="T39" style:family="text">
      <style:text-properties fo:color="#a9b7c6" style:font-name="JetBrains Mono" fo:font-size="9.80000019073486pt"/>
    </style:style>
    <style:style style:name="T40" style:family="text">
      <style:text-properties fo:color="#000000"/>
    </style:style>
    <style:style style:name="T41" style:family="text">
      <style:text-properties officeooo:rsid="003a1c83"/>
    </style:style>
    <style:style style:name="T42" style:family="text">
      <style:text-properties style:font-name="JetBrains Mono" fo:font-size="9.80000019073486pt"/>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p>
      <text:p text:style-name="P37"><text:span text:style-name="T1">Вступление</text:span></text:p>
      <text:p text:style-name="P37"><text:span text:style-name="T1"/></text:p>
      <text:p text:style-name="P38"><text:span text:style-name="T18">В качестве темы своего дипломного проекта я врала реализацию back-end для сервиса по аренде домашних животных. </text:span><text:span text:style-name="T4">В </text:span><text:span text:style-name="T5">Беларуси и </text:span><text:span text:style-name="T4">России этот сегмент предпринимательства почти не освоен, поэтому конкуренция невысокая. Однако население пока не привыкло к такой услуге, поэтому затраты на рекламу будут довольно высокими.</text:span></text:p>
      <text:p text:style-name="P6">Подавляющее большинство людей любят домашних животных, но не все имеют возможность содержать их у себя дома. Особенно это касается крупных городов, поскольку квартиры в основном не слишком большие, а выгуливать питомца не всегда есть время.</text:p>
      <text:p text:style-name="P6">Причин, по которым аренда животных будет отличным бизнесом много. В первую очередь это спрос на услугу:</text:p>
      <text:list xml:id="list682327096" text:style-name="L1">
        <text:list-item>
          <text:p text:style-name="P35">Кошек берут очень часто на новоселье. Согласно примете, чтобы жизнь в новом доме или квартире была счастливой, нужно сперва запустить туда кошку.</text:p>
        </text:list-item>
        <text:list-item>
          <text:p text:style-name="P35">Чтобы проверить, есть ли у кого-то в семье аллергия на то или иное животное, берут питомца напрокат. Особенно это касается семей, где есть маленькие дети.</text:p>
        </text:list-item>
        <text:list-item>
          <text:p text:style-name="P35">Опробовать свои силы в уходе за дорогим, породистым псом или котом, а также за экзотическим домашним любимцем.</text:p>
        </text:list-item>
        <text:list-item>
          <text:p text:style-name="P35">Эмоциональная разрядка. Людям часто нужно отдохнуть, расслабиться, снять стресс. В этом отлично помогут коты и кошки.</text:p>
        </text:list-item>
        <text:list-item>
          <text:p text:style-name="P35">В хозяйстве могут пригодиться коты, отлавливающие грызунов. Собак могут брать для охраны дачного участка на сезон.</text:p>
        </text:list-item>
        <text:list-item>
          <text:p text:style-name="P34">Животные для фотосессии. Зачастую для красивого образа на фото нужен питомец, разумеется, покупать его нет смысла. Особенно часто такой услугой пользуются частные фотографы или фотосалоны.</text:p>
        </text:list-item>
      </text:list>
      <text:p text:style-name="P21"><text:span text:style-name="T4">Короче говоря, для многих людей на самом деле гораздо проще арендовать домашних питомцев, а не приобретать на всю жизнь. </text:span><text:span text:style-name="T5">Именно поэтому такой бизнес нередко встречается в странах Европы, США </text:span><text:span text:style-name="T6">и Японии</text:span><text:span text:style-name="T5">.</text:span></text:p>
      <text:p text:style-name="P39"><text:span text:style-name="T8">Анализ литературы по теме дипломного проекта</text:span></text:p>
      <text:p text:style-name="P24"><text:soft-page-break/><text:span text:style-name="T4">Анализ прототипов</text:span></text:p>
      <text:p text:style-name="P22"><text:span text:style-name="T4">Так как в России и Беларуси данный бизнес еще очень плохо развит, то не существует специальных сайтов для сдачи в аренду домашних питомцев. В данное время такая услуча осуществляется только с помощью объявлений в интернете или газете и стала особенно популаряна во аремя пандемии. Поэтому в качестве прототипа для анализа я решила выбрать сайти для аренды животных в Японии, городе Токио </text:span><text:span text:style-name="T7">фирмы Wanpaku land, расположенные по адресу http://www.wanpakuland.com/</text:span><text:span text:style-name="T4">. </text:span></text:p>
      <text:p text:style-name="P23"><text:span text:style-name="T14">Основные положительные черты сайта:</text:span></text:p>
      <text:p text:style-name="P23"><text:span text:style-name="T4">1. Наличие индивидуальной страницы для каждого животного</text:span></text:p>
      <text:p text:style-name="P23"><text:span text:style-name="T4">2. Проверка животного администраторами сайта перед его добавлением</text:span></text:p>
      <text:p text:style-name="P23"><text:span text:style-name="T4">3. Подробное описание не только размеров живоного, но и его повадок и черт характера</text:span></text:p>
      <text:p text:style-name="P23"><text:span text:style-name="T4">4. Возможность связаться с хозяином животного как по email, так и по телефону</text:span></text:p>
      <text:p text:style-name="P25"><text:span text:style-name="T3">Основные отрицательные черты сайта</text:span></text:p>
      <text:p text:style-name="P27"><text:span text:style-name="T3">1. Сайт на японском языке из-за чего его достаточно сложно </text:span><text:span text:style-name="T9">использовать например туристам или людям, недавно переехавшим в страну</text:span></text:p>
      <text:p text:style-name="P28"><text:span text:style-name="T10">2</text:span><text:span text:style-name="T3">. <text:s/></text:span><text:span text:style-name="T11">Нет отзывов прошлых арендателей</text:span></text:p>
      <text:p text:style-name="P29"><text:span text:style-name="T10">3. </text:span><text:span text:style-name="T3"><text:s/>Невозможно оставить жалобу и так же нет возможности оценить животное, чтобы упростить дальнейшим клиентам их выборочный</text:span></text:p>
      <text:p text:style-name="P30"><text:span text:style-name="T10">4</text:span><text:span text:style-name="T3">. Невозможность владельцу животного самому выставить цену за аренду своего питомца, так как для всех пользователей сайта цена аренды одинаковая</text:span></text:p>
      <text:p text:style-name="P30"><text:span text:style-name="T10">5</text:span><text:span text:style-name="T3">. Одинаковая информация о животном и цена, как для физических, так и для </text:span><text:span text:style-name="T12">юридических лиц</text:span></text:p>
      <text:p text:style-name="P31"><text:span text:style-name="T10">6</text:span><text:span text:style-name="T3">. Невозможность указать награды животного</text:span></text:p>
      <text:p text:style-name="P32"><text:soft-page-break/><text:span text:style-name="T3">7. Невозможность указать, как можно забрать животное (необходимо вывести его самому или сущестует доставка)</text:span></text:p>
      <text:p text:style-name="P33"><text:span text:style-name="T3">Требования на основе анализа прототипа</text:span></text:p>
      <text:p text:style-name="P26"><text:span text:style-name="T3">1. Назначение разработки</text:span></text:p>
      <text:p text:style-name="P31"><text:span text:style-name="T3">Необходимо создать back-end </text:span><text:span text:style-name="T13">для сервиса по аренде домашних животных</text:span></text:p>
      <text:p text:style-name="P31"><text:span text:style-name="T3">Целевая аудитория:</text:span></text:p>
      <text:p text:style-name="P31"><text:span text:style-name="T3"><text:tab/>· Владельцы животных</text:span></text:p>
      <text:p text:style-name="P31"><text:span text:style-name="T3"><text:tab/>· Люди которые хотят арендовать домашних животных</text:span></text:p>
      <text:p text:style-name="P31"><text:span text:style-name="T3">Риски:</text:span></text:p>
      <text:p text:style-name="P31"><text:span text:style-name="T3"><text:tab/>· Риск произвести неправильную оценку сложности проекта и не уложиться в поставленные сроки.</text:span></text:p>
      <text:p text:style-name="P31"><text:span text:style-name="T3"><text:tab/>· Риск наличия неквалифицированных сотрудников.</text:span></text:p>
      <text:p text:style-name="P31"><text:span text:style-name="T3"><text:tab/>· Риск не учесть некоторые аспекты предметной области.</text:span></text:p>
      <text:p text:style-name="P31"><text:span text:style-name="T3"><text:tab/>· Риск создать не конкурентоспособный продукт.</text:span></text:p>
      <text:p text:style-name="P31"><text:span text:style-name="T3"><text:tab/>· Риск потерять ценного сотрудника</text:span></text:p>
      <text:p text:style-name="P9"><text:span text:style-name="T23">2. П</text:span>еречень основных выполняемых функций</text:p>
      <text:p text:style-name="P10"><text:tab/>Приложенеие должно давать возможность зарегистрироваться, взять в аренду животное или добавить свое для аренды, написать отзыв о животном или жалобу, возможность оценить животное, <text:span text:style-name="T24">а так же изменить пароль и/или телефон. Для администратора так же должна быть возможность одобрить животное и заблокировать или разблокировать пользователя.</text:span></text:p>
      <text:p text:style-name="P11">3. <text:span text:style-name="T25">Входные и выходные данные</text:span></text:p>
      <text:p text:style-name="P12"><text:soft-page-break/><text:tab/>Для различных операций входные и выходные данные будут различными, но они все будет в формате JSON.</text:p>
      <text:p text:style-name="P17"><text:span text:style-name="T30">4.</text:span><text:span text:style-name="T27"> С</text:span><text:span text:style-name="T25">реда эксплуатации</text:span></text:p>
      <text:p text:style-name="P17"><text:tab/><text:span text:style-name="T29">Наличие Python версии 3.6 и выше, наличие <text:s/>PostgreSQL версии 9.5.24 и выше и pip версии 19.0.1 и выше.</text:span></text:p>
      <text:p text:style-name="P12"><text:span text:style-name="T25">5. Обоснование выбора языка и сред разработки</text:span></text:p>
      <text:p text:style-name="P12"><text:tab/>Разработка будет вестись на языке python с использованием базы данных <text:s/>PostgreSQL и фреймворка Django. </text:p>
      <text:p text:style-name="P13"><text:tab/>Одним <text:s/>из преимуществ языка Python является кроссплатформенность. Python – это интерпретируемый язык, его интерпретаторы существуют для многих платформ. Поэтому с запуском его на любой ОС не должно возникнуть проблем.С Python доступно огромное количество сервисов, сред разработки, и фреймворков. Легко можно найти подходящий продукт для работы.Возможность подключить библиотеки, написанные на С. Это позволяет повысить эффективность, улучшить быстродействие. Python отличается строгим требованием к написанию кода (требует отступы), что является преимуществом. Изначально язык способствует писать код организованно и красиво. Для большинства задач: для веб-разработки, для скриптов, прототипирования, машинного обучения и работы с большими данными, — один из лучших языков. Все эти преимущества способствуют тому, что в качестве основного языка для написания back-end для сервиса будет выбран именно <text:s/>Python.</text:p>
      <text:p text:style-name="P13"><text:span text:style-name="T26"><text:tab/></text:span><text:span text:style-name="T24">Ф</text:span>реймворк <text:s/><text:span text:style-name="T29">Django </text:span>был выбран по следующим причинам:</text:p>
      <text:p text:style-name="P20"><text:span text:style-name="T15">1. <text:s/></text:span><text:span text:style-name="T16">Django содержит огромное количество функциональности для решения большинства задач веб-разработки. </text:span><text:span text:style-name="T17">Например </text:span><text:span text:style-name="T16">ORM</text:span><text:span text:style-name="T17">, м</text:span><text:span text:style-name="T16">играции базы данных, </text:span><text:span text:style-name="T17">а</text:span><text:span text:style-name="T16">утентификация пользователя, </text:span><text:span text:style-name="T17">п</text:span><text:span text:style-name="T16">анель администратора, </text:span><text:span text:style-name="T17">ф</text:span><text:span text:style-name="T16">ормы </text:span><text:span text:style-name="T17">и тд</text:span></text:p>
      <text:p text:style-name="P13">2. Django как фреймворк задаёт структуру проекта. Она помогает разработчикам понимать, где и как добавлять новую функциональность. Благодаря одинаковой для всех проектов структуре гораздо проще найти уже готовые решения или получить помощь от сообщества. Огромное количество <text:soft-page-break/>увлеченных разработчиков поможет справиться с любой задачей гораздо быстрее.</text:p>
      <text:p text:style-name="P13">3. <text:s/>Приложения в Django позволяют разделить проект на несколько частей. Приложения устанавливаются путём добавления в settings.INSTALLED_APPS. Этот подход позволяет легко интегрировать готовые решения. Сотни универсальных модулей и приложений очень сильно ускорят разработку.</text:p>
      <text:p text:style-name="P14">4. Django безопасен из коробки и включает механизмы предотвращения распространенных атак вроде SQL-инъекций (XSS) и подделки межсайтовых запросов (CSRF).</text:p>
      <text:p text:style-name="P14">5. Django REST Framework, который часто сокращают до «DRF», является библиотекой для построения API. Он имеет модульную и настраиваемую архитектуру, которая хорошо работает для создания как простых, так и сложных API. В DRF политики аутентификации и разрешений доступны из коробки. Он поставляется с базовыми классами для CRUD операций и встроенной утилитой для тестирования разрабатываемого API.</text:p>
      <text:p text:style-name="P15"><text:span text:style-name="T26"><text:tab/></text:span>Основными причинами выбрать <text:s/><text:span text:style-name="T29">PostgreSQL </text:span>были широкая поддержка различных типов данных, которыми не обладают другие реляционные СУБД, а так же хорошая поддержка <text:span text:style-name="T31">Django </text:span>именно <text:s/><text:span text:style-name="T29">PostgreSQL, </text:span>тк фреймворк изначально писался для использования именно этой СУБД и оптимизирует многие запросы, а так же <text:span text:style-name="T32">существует отдельная библиотека для работы с <text:s/>PostgreSQL, которая позволяет полностью использовать функционал, специфичный для это СУБД.</text:span></text:p>
      <text:p text:style-name="P18">Моделирование предметной области </text:p>
      <text:p text:style-name="P19">Терминология </text:p>
      <text:p text:style-name="P16">Гость – это не авторизованный пользователь сервиса.</text:p>
      <text:p text:style-name="P16">Зарегистрированный пользователь – это пользователь имеющий учётную запись в сервисе.</text:p>
      <text:p text:style-name="P16">Администратор – это зарегистрированный пользователь, который должен рассматривать заявки на добавление животных для сдачи в аренду; может управлять пользователями, отзывами.</text:p>
      <text:p text:style-name="P16"><text:soft-page-break/></text:p>
      <text:p text:style-name="P16">Бизнес пользователь – зарегистрированный пользователь, являющийся индивидуальным предпринимателем или юридическим лицом, использующий сервис в коммерческих целях.</text:p>
      <text:p text:style-name="P16">Пользователь-клиент – зарегистрированный пользователь, являющийся физическим лицом, использующий сервис в личных целях.</text:p>
      <text:p text:style-name="P7"><text:span text:style-name="T2">Р</text:span><text:span text:style-name="T1">азработка логической модели данных</text:span></text:p>
      <text:p text:style-name="P7"><text:span text:style-name="T1">Проведённый анализ предметной области позволил выявить следующий набор сущностей:</text:span></text:p>
      <text:p text:style-name="P1">· Пользователи (rentusers)</text:p>
      <text:p text:style-name="P1">· Животные (animals)</text:p>
      <text:p text:style-name="P1">· Заявка на аренду животного (rentrequest)</text:p>
      <text:p text:style-name="P1">· Заявка на добавление животного для сдачи в аренду (addanimalforrentrequests)</text:p>
      <text:p text:style-name="P1">· Медицинские документы (animalmedicaldocuments)</text:p>
      <text:p text:style-name="P1">· Портфолио животного (portfolios)</text:p>
      <text:p text:style-name="P1">· Отзывы (reviews)</text:p>
      <text:p text:style-name="P4">· Жалобы (Complaint)</text:p>
      <text:p text:style-name="P1">Схема данных в нотации IDEF1.X – логическая ER-модель, приведенная на рисунке 2.1, показывает сущности, их атрибуты, связи между сущностями, первичные и внешние ключи.</text:p>
      <text:p text:style-name="P5">СХЕМА ДАННЫХ С БД!!!!</text:p>
      <text:p text:style-name="P7"><text:span text:style-name="T28"><text:tab/></text:span><text:span text:style-name="T25">Между сущностями установлены следующие отношения</text:span><text:span text:style-name="T1">:</text:span></text:p>
      <text:p text:style-name="P1">- отзыв относится к одному животному, у животного может быть много отзывов (1:M);</text:p>
      <text:p text:style-name="P1">- отзыв относится к одному пользователю, у пользователя может быть много отзывов (1:M);</text:p>
      <text:p text:style-name="P3">-отзыв относится к одному пользователю, у пользователя может быть много отзывов (1:M);</text:p>
      <text:p text:style-name="P1"><text:soft-page-break/>- заявка на аренду относится к одному пользователю, у пользователя может быть много запросов(1:M);</text:p>
      <text:p text:style-name="P1">- заявка на аренду относится к одному животному, у животного может быть много запросов(1:M);</text:p>
      <text:p text:style-name="P1">- заявка на добавление животного для сдачи в аренду относится к одному пользователю, у пользователя может быть много заявок (1:M);</text:p>
      <text:p text:style-name="P1">- заявка на добавление животного для сдачи в аренду относится к одному животному, у животного может быть много заявок (1:M);</text:p>
      <text:p text:style-name="P1">- животное относится к портфолио, у животного может быть одно портфолио (1:1);</text:p>
      <text:p text:style-name="P1">-животное относится к пользователю, у пользователя может быть много животных (1:M);</text:p>
      <text:p text:style-name="P1"><text:tab/>Проверка перечисленных объектов на соответствие различным нормальным формам позволила сделать вывод о нахождении отношений в третьей нормальной форме.</text:p>
      <text:p text:style-name="P1"><text:tab/><text:span text:style-name="T41">А</text:span>трибуты сущностей.</text:p>
      <text:p text:style-name="P1">Сущность “Пользователь" имеет следующие атрибуты:</text:p>
      <text:p text:style-name="P1">- Id – идентификатор</text:p>
      <text:p text:style-name="P1">- password – пароль пользователя для входа в сервис</text:p>
      <text:p text:style-name="P1">- last_login – дата последнего логина</text:p>
      <text:p text:style-name="P1">- username – имя пользователя(никнейм)</text:p>
      <text:p text:style-name="P1">- first_name – имя</text:p>
      <text:p text:style-name="P1">- last_name – фамилия</text:p>
      <text:p text:style-name="P1">- email – электронная почта</text:p>
      <text:p text:style-name="P1">- is_active – является ли пользователь активным</text:p>
      <text:p text:style-name="P1">- is_staff – является ли пользователь администратором</text:p>
      <text:p text:style-name="P1">- date_joined – дата регистрации</text:p>
      <text:p text:style-name="P1">- is_deleted – удалён ли пользователь</text:p>
      <text:p text:style-name="P1">- phone_number – номер телефона</text:p>
      <text:p text:style-name="P1">- role – роль</text:p>
      <text:p text:style-name="P1">Сущность “Животное" имеет следующие атрибуты:</text:p>
      <text:p text:style-name="P1"><text:soft-page-break/>- id – идентификатор</text:p>
      <text:p text:style-name="P1">- animal_type – вид животного</text:p>
      <text:p text:style-name="P1">- breed – порода</text:p>
      <text:p text:style-name="P1">- height – рост</text:p>
      <text:p text:style-name="P1">- weight – вес</text:p>
      <text:p text:style-name="P1">- delivery_type – способо доставки</text:p>
      <text:p text:style-name="P1">- rating – рейтинг</text:p>
      <text:p text:style-name="P1">- description – описание</text:p>
      <text:p text:style-name="P1">- price – стоимость для физ. лиц</text:p>
      <text:p text:style-name="P1">- price_for_business – стоимость для юр. лиц и ИП</text:p>
      <text:p text:style-name="P1">- is_blocked – заблокирован ли пользователь</text:p>
      <text:p text:style-name="P1">- animal_name – кличка животного</text:p>
      <text:p text:style-name="P1">- portfolio_id – идентификатор портфолио</text:p>
      <text:p text:style-name="P1">- owner_id – идентификатор владельца</text:p>
      <text:p text:style-name="P1">Сущность “Портфолио" имеет следующие атрибуты:</text:p>
      <text:p text:style-name="P1">- id – идентификатор</text:p>
      <text:p text:style-name="P1">- additional_description – дополнительно описание</text:p>
      <text:p text:style-name="P1">- past_photoplaces – предыдущие места съёмок</text:p>
      <text:p text:style-name="P1">- awards – награды</text:p>
      <text:p text:style-name="P1">Сущность “<text:span text:style-name="T41">Жалоба</text:span>" имеет следующие атрибуты:</text:p>
      <text:p text:style-name="P1">- id – идентификатор</text:p>
      <text:p text:style-name="P1">-<text:span text:style-name="T21"> complaint_creater – </text:span><text:span text:style-name="T22">создатель жалобы</text:span></text:p>
      <text:p text:style-name="P3"><text:span text:style-name="T22">- defendant – тот, на кого была создана жалоба</text:span></text:p>
      <text:p text:style-name="P3"><text:span text:style-name="T22">- text – текс жалобы</text:span></text:p>
      <text:p text:style-name="P1">Сущность “Заявка на аренду" имеет следующие атрибуты:</text:p>
      <text:p text:style-name="P1">- id – идентификатор</text:p>
      <text:p text:style-name="P1">- date_of_creating – дата создания</text:p>
      <text:p text:style-name="P1">- date_of_rent_begin – дата начала аренды</text:p>
      <text:p text:style-name="P1"><text:soft-page-break/>- date_of_rent_end – дата окончания аренды</text:p>
      <text:p text:style-name="P1">- phone_num – номер телефона арендатора</text:p>
      <text:p text:style-name="P1">- status – статус заявки</text:p>
      <text:p text:style-name="P1">- comment – комментарий к заявке</text:p>
      <text:p text:style-name="P1">- animal_id – идентификатор животного</text:p>
      <text:p text:style-name="P1">- renter_id – идентификатор арендатора</text:p>
      <text:p text:style-name="P1">Сущность “Отзыв" имеет следующие атрибуты:</text:p>
      <text:p text:style-name="P1">- id – идентификатор</text:p>
      <text:p text:style-name="P1">- rating – рейтинг</text:p>
      <text:p text:style-name="P1">- rentuser_id – идентификатор пользователя</text:p>
      <text:p text:style-name="P1">- animal_id – идентификатор животного</text:p>
      <text:p text:style-name="P1">Сущность “Заявка на добавление животного для сдачи в аренду" имеет следующие атрибуты:</text:p>
      <text:p text:style-name="P1">- id - идентификатор</text:p>
      <text:p text:style-name="P1">- status – статус заявки</text:p>
      <text:p text:style-name="P1">- comment – комментарий</text:p>
      <text:p text:style-name="P1">- animal_id – идентификатор животного</text:p>
      <text:p text:style-name="P1">- lessor_id – идентификатор пользователя</text:p>
      <text:p text:style-name="P8">Функциональные требования</text:p>
      <text:p text:style-name="P36"><text:span text:style-name="T1"/></text:p>
      <text:p text:style-name="P1">Общие требования: сервис является веб-приложением.</text:p>
      <text:p text:style-name="P1">1. Любой пользователь должен иметь возможность просмотреть информацию о животных, сдаваемых в аренду.</text:p>
      <text:p text:style-name="P1">Страница со списком предложений должна содержать таблицу со следующими полями:</text:p>
      <text:p text:style-name="P1"><text:tab/>· кличка</text:p>
      <text:p text:style-name="P1"><text:tab/>· описание</text:p>
      <text:p text:style-name="P1">На странице животного для пользователя, являющегося гостем или клиентом, должны быть отображены следующие поля:</text:p>
      <text:p text:style-name="P1"><text:soft-page-break/><text:tab/>· Кличка</text:p>
      <text:p text:style-name="P1"><text:tab/>· Рост</text:p>
      <text:p text:style-name="P1"><text:tab/>· Масса</text:p>
      <text:p text:style-name="P1"><text:tab/>· Описание</text:p>
      <text:p text:style-name="P1"><text:tab/>· Стоимость аренды для физических лиц</text:p>
      <text:p text:style-name="P1">На странице животного для бизнес пользователя должны быть отображены следующие поля:</text:p>
      <text:p text:style-name="P1"><text:tab/>· Кличка</text:p>
      <text:p text:style-name="P1"><text:tab/>· Рост</text:p>
      <text:p text:style-name="P1"><text:tab/>· Масса</text:p>
      <text:p text:style-name="P1"><text:tab/>· Описание</text:p>
      <text:p text:style-name="P1"><text:tab/>· Стоимость аренды для ИП и юридических лиц</text:p>
      <text:p text:style-name="P1"><text:tab/>· Список наград</text:p>
      <text:p text:style-name="P1"><text:tab/>· Список предыдущих съёмок</text:p>
      <text:p text:style-name="P1">2. Пользователь должен иметь возможность зарегистрироваться при помощи формы.</text:p>
      <text:p text:style-name="P1">Форма регистрации пользователя-клиента должна содержать следующие поля:</text:p>
      <text:p text:style-name="P1"><text:tab/>· Электронная почта</text:p>
      <text:p text:style-name="P1"><text:tab/>· Пароль</text:p>
      <text:p text:style-name="P1"><text:tab/>· Подтверждение пароля</text:p>
      <text:p text:style-name="P1"><text:tab/>· Номер телефона</text:p>
      <text:p text:style-name="P1"><text:tab/>· Имя</text:p>
      <text:p text:style-name="P1"><text:tab/>· Отчество</text:p>
      <text:p text:style-name="P1"><text:tab/>· Является ли пользователь ИП или юридическим лицом(бизнес пользователь)</text:p>
      <text:p text:style-name="P1">3. Пользователь должен иметь возможность авторизоваться при помощи формы.</text:p>
      <text:p text:style-name="P1">Форма должна содержать следующие поля:</text:p>
      <text:p text:style-name="P1"><text:tab/>· Электронная почта</text:p>
      <text:p text:style-name="P1"><text:tab/>· Пароль</text:p>
      <text:p text:style-name="P1"><text:soft-page-break/>Все поля обязательны для заполнения.</text:p>
      <text:p text:style-name="P1">При нажатии на кнопку регистрации приложение должно проверить правильность введённых данных. В результате проверки введённых данных пользователь либо входит в учётную запись, либо выводится сообщение о неправильности введённых данных.</text:p>
      <text:p text:style-name="P1">Если пользователь заблокирован, то ему выводится сообщение о блокировке.</text:p>
      <text:p text:style-name="P1">4. Зарегистрированному пользователю должна быть предоставлена возможность сменить пароль, номер телефона.</text:p>
      <text:p text:style-name="P1">Форма для изменения данных должна иметь следующие поля:</text:p>
      <text:p text:style-name="P1"><text:tab/>· Новый пароль</text:p>
      <text:p text:style-name="P1"><text:tab/>· Подтверждение нового пароля</text:p>
      <text:p text:style-name="P1"><text:tab/>· Текущий пароль</text:p>
      <text:p text:style-name="P1"><text:tab/>· Новый номер телефона</text:p>
      <text:p text:style-name="P1"><text:span text:style-name="T33">П</text:span>риложение должно произвести проверку корректности введённых данных (соответствие нового пароля</text:p>
      <text:p text:style-name="P1">требованиям, новый пароль не должен совпадать со старым). При успешной смене пароля пользователю должно прийти уведомление о смене пароля на электронную почту. Если введённые данные некорректны, то пользователю должно быть выведено сообщение об этом.</text:p>
      <text:p text:style-name="P1">5. Зарегистрированный пользователь, должен иметь возможность убрать своё предложение о сдаче в аренду животного.</text:p>
      <text:p text:style-name="P1">Пользователю должна быть доступна страниц<text:span text:style-name="T33">а</text:span>, где будет выведен список его предложений о сдаче животных в аренду. </text:p>
      <text:p text:style-name="P1">Список предложения должен быть <text:s/>со следующими полями:</text:p>
      <text:p text:style-name="P1"><text:tab/>· вид животного</text:p>
      <text:p text:style-name="P1"><text:tab/>· порода</text:p>
      <text:p text:style-name="P1"><text:tab/>· кличка</text:p>
      <text:p text:style-name="P1">6.Зарегистрированный пользователь должен иметь возможность просмотреть:</text:p>
      <text:p text:style-name="P1"><text:tab/>· историю заявок на аренду животного</text:p>
      <text:p text:style-name="P1"><text:tab/>· историю заявок на добавление животного для сдачи</text:p>
      <text:p text:style-name="P1"><text:tab/>· Список животных, которых пользователь сдаёт в аренду</text:p>
      <text:p text:style-name="P1"><text:soft-page-break/><text:s/><text:span text:style-name="T33">И</text:span>стори<text:span text:style-name="T33">я</text:span> заявок на аренду животного должна содержать:</text:p>
      <text:p text:style-name="P1"><text:tab/>· Дата подачи заявки</text:p>
      <text:p text:style-name="P1"><text:tab/>· Дата и время начала аренды</text:p>
      <text:p text:style-name="P1"><text:tab/>· Дата и время окончания аренды</text:p>
      <text:p text:style-name="P1"><text:tab/>· Стоимость аренды</text:p>
      <text:p text:style-name="P1"><text:tab/>· Вид животного</text:p>
      <text:p text:style-name="P1"><text:tab/>· Кличка животного</text:p>
      <text:p text:style-name="P1"><text:tab/>· Статус заявки</text:p>
      <text:p text:style-name="P1"><text:span text:style-name="T34">И</text:span>стории заявок на добавление животного для сдачи должн<text:span text:style-name="T34">ы</text:span> содержать:</text:p>
      <text:p text:style-name="P1"><text:tab/>· Дата подачи заявки</text:p>
      <text:p text:style-name="P1"><text:tab/>· Вид животного</text:p>
      <text:p text:style-name="P1"><text:tab/>· Кличка животного</text:p>
      <text:p text:style-name="P1"><text:tab/>· Статус заявки</text:p>
      <text:p text:style-name="P1">7. Зарегистрированный пользователь, должен иметь возможность подать заявку на добавление животного для сдачи в аренду, <text:span text:style-name="T35">для этого необходимо предоставить следующие данные</text:span>.</text:p>
      <text:p text:style-name="P1"><text:tab/>· Кличка животного</text:p>
      <text:p text:style-name="P1"><text:tab/>· Вид</text:p>
      <text:p text:style-name="P1"><text:tab/>· Порода</text:p>
      <text:p text:style-name="P1"><text:tab/>· Масса</text:p>
      <text:p text:style-name="P1"><text:tab/>· Рост</text:p>
      <text:p text:style-name="P1"><text:tab/>· Описание</text:p>
      <text:p text:style-name="P1"><text:tab/>· Доставка</text:p>
      <text:p text:style-name="P1">Все поля, кроме поля подвид, обязательны для заполнения. <text:span text:style-name="T36">П</text:span>ользователю приходит письмо с уведомлением о заявке и текущим статусом. При изменении статуса заявки, пользователю должно приходить уведомление на электронную почту.</text:p>
      <text:p text:style-name="P1">Доставка может быть двух видов: самовывоз, доставка.</text:p>
      <text:p text:style-name="P1"><text:soft-page-break/>Приложение должно проверять, что указанное в заявке животное не относится к потенциально опасным видам. В случае если животное является потенциально опасным, пользователю должно быть выведено сообщение об этом.</text:p>
      <text:p text:style-name="P1">8. Зарегистрированный пользователь, являющийся администратором, должен иметь возможность просмотреть поданные пользователями заявки на добавление животных для сдачи в аренду</text:p>
      <text:p text:style-name="P1">Страница с заявками на добавление животного для сдачи в аренду должна содержать:</text:p>
      <text:p text:style-name="P1"><text:tab/>· Дата подачи</text:p>
      <text:p text:style-name="P1"><text:tab/>· Адрес электронной почты пользователя, который подал заявку</text:p>
      <text:p text:style-name="P1"><text:tab/>· Вид животного</text:p>
      <text:p text:style-name="P1"><text:tab/>· Порода животного</text:p>
      <text:p text:style-name="P1"><text:tab/>· Статус заявки</text:p>
      <text:p text:style-name="P1">Для каждой заявки должн<text:span text:style-name="T36">о быть более подробное описание, которое должно содержать</text:span>:</text:p>
      <text:p text:style-name="P1"><text:tab/>· Дату подачи заявки</text:p>
      <text:p text:style-name="P1"><text:tab/>· Адрес электронной почты пользователя, подавшего заявку</text:p>
      <text:p text:style-name="P1"><text:tab/>· Кличка животного</text:p>
      <text:p text:style-name="P1"><text:tab/>· Вид</text:p>
      <text:p text:style-name="P1"><text:tab/>· Порода</text:p>
      <text:p text:style-name="P1"><text:tab/>· Масса</text:p>
      <text:p text:style-name="P1"><text:tab/>· Рост</text:p>
      <text:p text:style-name="P1"><text:tab/>· Описание</text:p>
      <text:p text:style-name="P1"><text:tab/>· Текущий статус заявки</text:p>
      <text:p text:style-name="P2">У заявки может быть два статуса: не рассмотрена, отклонена, принята.</text:p>
      <text:p text:style-name="P1">При изменении статуса заявки пользователь должен получить уведомление на электронную почту.</text:p>
      <text:p text:style-name="P1">9. Зарегистрированный пользователь, являющийся администратором, должен иметь возможность блокировать и разблокировать пользователей.</text:p>
      <text:p text:style-name="P1"><text:span text:style-name="T36">С</text:span>траниц<text:span text:style-name="T36">а для этого должна содержать </text:span><text:s/>следующие поля:</text:p>
      <text:p text:style-name="P1"><text:tab/>· Адрес электронной почты пользователя</text:p>
      <text:p text:style-name="P1"><text:soft-page-break/><text:tab/>· Текущий статус</text:p>
      <text:p text:style-name="P1">Если пользователь блокируется,приложение должно заблокировать все его предложения о сдаче в аренду животных.</text:p>
      <text:p text:style-name="P1">10. Зарегистрированный пользователь должен иметь возможность арендовать животное. </text:p>
      <text:p text:style-name="P1">Форма аренды животного должна содержать следующие поля:</text:p>
      <text:p text:style-name="P1"><text:tab/>· дата и время начала аренды</text:p>
      <text:p text:style-name="P1"><text:tab/>· дата и время окончания аренды</text:p>
      <text:p text:style-name="P1"><text:tab/>· комментарий</text:p>
      <text:p text:style-name="P1"><text:tab/>· номер телефона</text:p>
      <text:p text:style-name="P1">Все поля, кроме комментария, обязательны для заполнения. При нажатии на кнопку подачи заявки, пользователь должен получить уведомление на электронную почту.</text:p>
      <text:p text:style-name="P1">11. Зарегистрированный пользователь должен иметь возможность просмотреть заявки на аренду животного, которое этот пользователь сдаёт в аренду. Для этого пользователю должна быть доступна страниц<text:span text:style-name="T36">а</text:span> с заяв<text:span text:style-name="T36">ками</text:span> на аренду <text:span text:style-name="T36">со следующими полями:</text:span></text:p>
      <text:p text:style-name="P1"><text:tab/>· дата подачи заявки</text:p>
      <text:p text:style-name="P1"><text:tab/>· имя, подавшего заявку</text:p>
      <text:p text:style-name="P1"><text:tab/>· дата начала аренды</text:p>
      <text:p text:style-name="P1"><text:tab/>· дата окончания аренды</text:p>
      <text:p text:style-name="P1">Для каждой заявки должна быть страниц<text:span text:style-name="T36">а </text:span>с подробным описанием. Страница заявки должна содержать:</text:p>
      <text:p text:style-name="P1"><text:tab/>· дата подачи</text:p>
      <text:p text:style-name="P1"><text:tab/>· имя, пользователя подавшего заявку</text:p>
      <text:p text:style-name="P1"><text:tab/>· номер телефона</text:p>
      <text:p text:style-name="P1"><text:tab/>· комментарий</text:p>
      <text:p text:style-name="P1"><text:tab/>· вид животного</text:p>
      <text:p text:style-name="P1"><text:tab/>· порода</text:p>
      <text:p text:style-name="P1"><text:tab/>· кличка</text:p>
      <text:p text:style-name="P1"><text:tab/>· дата и время начала аренды</text:p>
      <text:p text:style-name="P1"><text:soft-page-break/><text:tab/>· дата и время окончания аренды</text:p>
      <text:p text:style-name="P1"><text:tab/>· кнопка для изменения статуса заявки</text:p>
      <text:p text:style-name="P1">У заявки может быть три статуса: не рассмотрена, одобрена, отклонена.</text:p>
      <text:p text:style-name="P1">При изменении статуса заявки, пользователь, подававший заявку, должен получить уведомление на электронную почту.</text:p>
      <text:p text:style-name="P1">12. Зарегистрированный пользователь, должен иметь возможность оставить отзыв и оценку <text:span text:style-name="T37">и жалобу</text:span>.</text:p>
      <text:p text:style-name="P1"><text:s/>Оценка даётся по шкале от 1 до 5.</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Lohit Devanagari1" svg:font-family="'Lohit Devanagari'"/>
    <style:font-face style:name="PT Serif" svg:font-family="'PT Serif', 'Noto Sans Armenian', 'Noto Sans Bengali', 'Noto Sans Cherokee', 'Noto Sans Devanagari', 'Noto Sans Ethiopic', 'Noto Sans Georgian', 'Noto Sans Hebrew', 'Noto Sans Kannada', 'Noto Sans Khmer', 'Noto Sans Lao', 'Noto Sans Osmanya', 'Noto Sans Tamil', 'Noto Sans Telugu', 'Noto Sans Thai', serif"/>
    <style:font-face style:name="Times New Roman" svg:font-family="'Times New Roman'"/>
    <style:font-face style:name="apple-system" svg:font-family="apple-system, BlinkMacSystemFont, 'Segoe UI',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9T15:00:04.343088186</meta:creation-date>
    <meta:generator>LibreOffice/6.0.7.3$Linux_X86_64 LibreOffice_project/00m0$Build-3</meta:generator>
    <dc:date>2020-11-20T13:12:50.212902431</dc:date>
    <meta:editing-duration>PT1H25M17S</meta:editing-duration>
    <meta:editing-cycles>12</meta:editing-cycles>
    <meta:document-statistic meta:table-count="0" meta:image-count="0" meta:object-count="0" meta:page-count="15" meta:paragraph-count="275" meta:word-count="2410" meta:character-count="17716" meta:non-whitespace-character-count="15403"/>
  </office:meta>
</office:document-meta>
</file>